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034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6.542cm"/>
    </style:style>
    <style:style style:name="co4" style:family="table-column">
      <style:table-column-properties fo:break-before="auto" style:column-width="16.813cm"/>
    </style:style>
    <style:style style:name="co5" style:family="table-column">
      <style:table-column-properties fo:break-before="auto" style:column-width="3.849cm"/>
    </style:style>
    <style:style style:name="co6" style:family="table-column">
      <style:table-column-properties fo:break-before="auto" style:column-width="18.475cm"/>
    </style:style>
    <style:style style:name="co7" style:family="table-column">
      <style:table-column-properties fo:break-before="auto" style:column-width="1.152cm"/>
    </style:style>
    <style:style style:name="co8" style:family="table-column">
      <style:table-column-properties fo:break-before="auto" style:column-width="0.88cm"/>
    </style:style>
    <style:style style:name="co9" style:family="table-column">
      <style:table-column-properties fo:break-before="auto" style:column-width="0.771cm"/>
    </style:style>
    <style:style style:name="co10" style:family="table-column">
      <style:table-column-properties fo:break-before="auto" style:column-width="9.95cm"/>
    </style:style>
    <style:style style:name="co11" style:family="table-column">
      <style:table-column-properties fo:break-before="auto" style:column-width="0.797cm"/>
    </style:style>
    <style:style style:name="co12" style:family="table-column">
      <style:table-column-properties fo:break-before="auto" style:column-width="1.96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uery(88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rtikulua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inguma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wd_egileak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ojs_landing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wd_upload</text:p>
          </table:table-cell>
        </table:table-row>
        <table:table-row table:style-name="ro1">
          <table:table-cell office:value-type="string" calcext:value-type="string">
            <text:p>https://wikibase.inguma.eus/entity/Q34650</text:p>
          </table:table-cell>
          <table:table-cell office:value-type="string" calcext:value-type="string">
            <text:p>Q76507733</text:p>
          </table:table-cell>
          <table:table-cell office:value-type="string" calcext:value-type="string">
            <text:p>euskara-batuaren-geroa</text:p>
          </table:table-cell>
          <table:table-cell office:value-type="string" calcext:value-type="string">
            <text:p>Euskara batuaren geroa</text:p>
          </table:table-cell>
          <table:table-cell office:value-type="string" calcext:value-type="string">
            <text:p>1994-01-01T00:00:00Z</text:p>
          </table:table-cell>
          <table:table-cell office:value-type="string" calcext:value-type="string">
            <text:p>"1": "Q1019186"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https://aldizkariak.ueu.eus/index.php/uztaro/article/view/3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base.inguma.eus/entity/Q24102</text:p>
          </table:table-cell>
          <table:table-cell office:value-type="string" calcext:value-type="string">
            <text:p>Q77312229</text:p>
          </table:table-cell>
          <table:table-cell office:value-type="string" calcext:value-type="string">
            <text:p>batuaz-idatzita-ez-dauden-testu-matematikoen-azterketa</text:p>
          </table:table-cell>
          <table:table-cell office:value-type="string" calcext:value-type="string">
            <text:p>Batuaz idatzita ez dauden testu matematikoen azterketa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1": "Q104015537"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https://aldizkariak.ueu.eus/index.php/uztaro/article/view/4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base.inguma.eus/entity/Q25186</text:p>
          </table:table-cell>
          <table:table-cell office:value-type="string" calcext:value-type="string">
            <text:p>Q77312329</text:p>
          </table:table-cell>
          <table:table-cell office:value-type="string" calcext:value-type="string">
            <text:p>haurrei-emandako-tratu-txarren-ondorioak-eta-parekoekiko-harremanak</text:p>
          </table:table-cell>
          <table:table-cell office:value-type="string" calcext:value-type="string">
            <text:p>Haurrei emandako tratu txarren ondorioak eta parekoekiko harremanak</text:p>
          </table:table-cell>
          <table:table-cell office:value-type="string" calcext:value-type="string">
            <text:p>2007-01-01T00:00:00Z</text:p>
          </table:table-cell>
          <table:table-cell office:value-type="string" calcext:value-type="string">
            <text:p>"1": "Q104668636"</text:p>
          </table:table-cell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https://aldizkariak.ueu.eus/index.php/uztaro/article/view/4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base.inguma.eus/entity/Q34574</text:p>
          </table:table-cell>
          <table:table-cell office:value-type="string" calcext:value-type="string">
            <text:p>Q76507537</text:p>
          </table:table-cell>
          <table:table-cell office:value-type="string" calcext:value-type="string">
            <text:p>kontrabandisten-aurkako-neurriak-xviii-mendeko-euskal-herrian-leku</text:p>
          </table:table-cell>
          <table:table-cell office:value-type="string" calcext:value-type="string">
            <text:p>Kontrabandisten aurkako neurriak XVIII. mendeko Euskal Herrian: "leku..."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55946228"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https://aldizkariak.ueu.eus/index.php/uztaro/article/view/3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base.inguma.eus/entity/Q24100</text:p>
          </table:table-cell>
          <table:table-cell office:value-type="string" calcext:value-type="string">
            <text:p>Q77312235</text:p>
          </table:table-cell>
          <table:table-cell office:value-type="string" calcext:value-type="string">
            <text:p>erretiro-prestakuntza-programak-historia-laburra-helburuak-eta-edukiak</text:p>
          </table:table-cell>
          <table:table-cell office:value-type="string" calcext:value-type="string">
            <text:p>Erretiro prestakuntza-programak: historia laburra, helburuak eta edukiak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2": "Q88149943", "1": "Q57569357"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https://aldizkariak.ueu.eus/index.php/uztaro/article/view/4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base.inguma.eus/entity/Q34568</text:p>
          </table:table-cell>
          <table:table-cell office:value-type="string" calcext:value-type="string">
            <text:p>Q76507552</text:p>
          </table:table-cell>
          <table:table-cell office:value-type="string" calcext:value-type="string">
            <text:p>iritzi-publikoa-iritzi-publikatua-eta-publikoaren-iritzia-hedabideen-eragin</text:p>
          </table:table-cell>
          <table:table-cell office:value-type="string" calcext:value-type="string">
            <text:p>Iritzi publikoa, iritzi publikatua eta publikoaren iritzia: hedabideen eragin...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81510603", "2": "Q12253473", "4": "Q98951707", "3": "Q77308972"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https://aldizkariak.ueu.eus/index.php/uztaro/article/view/3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base.inguma.eus/entity/Q25005</text:p>
          </table:table-cell>
          <table:table-cell office:value-type="string" calcext:value-type="string">
            <text:p>Q77312335</text:p>
          </table:table-cell>
          <table:table-cell office:value-type="string" calcext:value-type="string">
            <text:p>aurrekontu-publikoek-sexurik-ote-dute-gereno-aurrekontuen-osagai-eta-erronka-nagusiak</text:p>
          </table:table-cell>
          <table:table-cell office:value-type="string" calcext:value-type="string">
            <text:p>Aurrekontu publikoek sexurik ote dute? Gereno-aurrekontuen osagai eta erronka nagusiak</text:p>
          </table:table-cell>
          <table:table-cell office:value-type="string" calcext:value-type="string">
            <text:p>2007-01-01T00:00:00Z</text:p>
          </table:table-cell>
          <table:table-cell office:value-type="string" calcext:value-type="string">
            <text:p>"1": "Q72717282"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ttps://aldizkariak.ueu.eus/index.php/uztaro/article/view/4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base.inguma.eus/entity/Q34518</text:p>
          </table:table-cell>
          <table:table-cell office:value-type="string" calcext:value-type="string">
            <text:p>Q76507512</text:p>
          </table:table-cell>
          <table:table-cell office:value-type="string" calcext:value-type="string">
            <text:p>komunikabideak-eta-taldearteko-mintzaira-soslaia-picassoren-guernica-bilbo</text:p>
          </table:table-cell>
          <table:table-cell office:value-type="string" calcext:value-type="string">
            <text:p>Komunikabideak eta taldearteko mintzaira soslaia: Picassoren "Guernica" Bilbo...</text:p>
          </table:table-cell>
          <table:table-cell office:value-type="string" calcext:value-type="string">
            <text:p>1998-01-01T00:00:00Z</text:p>
          </table:table-cell>
          <table:table-cell office:value-type="string" calcext:value-type="string">
            <text:p>"1": "Q76877047", "6": "Q104668722", "2": "Q104668564", "4": "Q104668563", "5": "Q77049133", "3": "Q99340952"</text:p>
          </table:table-cell>
          <table:table-cell office:value-type="float" office:value="24" calcext:value-type="float">
            <text:p>24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https://aldizkariak.ueu.eus/index.php/uztaro/article/view/3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base.inguma.eus/entity/Q34550</text:p>
          </table:table-cell>
          <table:table-cell office:value-type="string" calcext:value-type="string">
            <text:p>Q76507486</text:p>
          </table:table-cell>
          <table:table-cell office:value-type="string" calcext:value-type="string">
            <text:p>topikoa-bihurtu-dela-eta</text:p>
          </table:table-cell>
          <table:table-cell office:value-type="string" calcext:value-type="string">
            <text:p>"Topiko(a) bihurtu" dela eta</text:p>
          </table:table-cell>
          <table:table-cell office:value-type="string" calcext:value-type="string">
            <text:p>1998-01-01T00:00:00Z</text:p>
          </table:table-cell>
          <table:table-cell office:value-type="string" calcext:value-type="string">
            <text:p>"1": "Q77044007"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https://aldizkariak.ueu.eus/index.php/uztaro/article/view/3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base.inguma.eus/entity/Q34578</text:p>
          </table:table-cell>
          <table:table-cell office:value-type="string" calcext:value-type="string">
            <text:p>Q76507527</text:p>
          </table:table-cell>
          <table:table-cell office:value-type="string" calcext:value-type="string">
            <text:p>nortasunari-buruzko-adjektiboak-izanak-izena-du</text:p>
          </table:table-cell>
          <table:table-cell office:value-type="string" calcext:value-type="string">
            <text:p>Nortasunari buruzko adjektiboak. "Izanak izena du"</text:p>
          </table:table-cell>
          <table:table-cell office:value-type="string" calcext:value-type="string">
            <text:p>1997-01-01T00:00:00Z</text:p>
          </table:table-cell>
          <table:table-cell office:value-type="string" calcext:value-type="string">
            <text:p>"1": "Q99453383"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https://aldizkariak.ueu.eus/index.php/uztaro/article/view/3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base.inguma.eus/entity/Q34547</text:p>
          </table:table-cell>
          <table:table-cell office:value-type="string" calcext:value-type="string">
            <text:p>Q76507493</text:p>
          </table:table-cell>
          <table:table-cell office:value-type="string" calcext:value-type="string">
            <text:p>euskal-nazionalismo-motak-nazioaren-ikuskeraren-arabera</text:p>
          </table:table-cell>
          <table:table-cell office:value-type="string" calcext:value-type="string">
            <text:p>Euskal nazionalismo motak -nazioaren ikuskeraren arabera-</text:p>
          </table:table-cell>
          <table:table-cell office:value-type="string" calcext:value-type="string">
            <text:p>1998-01-01T00:00:00Z</text:p>
          </table:table-cell>
          <table:table-cell office:value-type="string" calcext:value-type="string">
            <text:p>"1": "Q55688828"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https://aldizkariak.ueu.eus/index.php/uztaro/article/view/3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base.inguma.eus/entity/Q24103</text:p>
          </table:table-cell>
          <table:table-cell office:value-type="string" calcext:value-type="string">
            <text:p>Q77312225</text:p>
          </table:table-cell>
          <table:table-cell office:value-type="string" calcext:value-type="string">
            <text:p>multifuntzionaltasuna-eta-baso-eredu-produktibistaren-krisia-funtzio-ekologikoak-bizkaiko-baso-politikan</text:p>
          </table:table-cell>
          <table:table-cell office:value-type="string" calcext:value-type="string">
            <text:p>Multifuntzionaltasuna eta baso-eredu produktibistaren krisia. Funtzio ekologikoak Bizkaiko baso-politikan</text:p>
          </table:table-cell>
          <table:table-cell office:value-type="string" calcext:value-type="string">
            <text:p>2009-01-01T00:00:00Z</text:p>
          </table:table-cell>
          <table:table-cell office:value-type="string" calcext:value-type="string">
            <text:p>"1": "Q104668655"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https://aldizkariak.ueu.eus/index.php/uztaro/article/view/4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base.inguma.eus/entity/Q24318</text:p>
          </table:table-cell>
          <table:table-cell office:value-type="string" calcext:value-type="string">
            <text:p>Q76506974</text:p>
          </table:table-cell>
          <table:table-cell office:value-type="string" calcext:value-type="string">
            <text:p>kulturgileak-mugimendu-sozialen-tradizioan-euskal-intelektualak-euskalgintzan</text:p>
          </table:table-cell>
          <table:table-cell office:value-type="string" calcext:value-type="string">
            <text:p>Kulturgileak mugimendu sozialen tradizioan: euskal intelektualak euskalgintzan</text:p>
          </table:table-cell>
          <table:table-cell office:value-type="string" calcext:value-type="string">
            <text:p>2008-01-01T00:00:00Z</text:p>
          </table:table-cell>
          <table:table-cell office:value-type="string" calcext:value-type="string">
            <text:p>"1": "Q78199776"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https://aldizkariak.ueu.eus/index.php/uztaro/article/view/435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3T18:20:26.217360471</dc:date>
    <meta:editing-duration>PT40S</meta:editing-duration>
    <meta:editing-cycles>1</meta:editing-cycles>
    <meta:document-statistic meta:table-count="1" meta:cell-count="143" meta:object-count="0"/>
    <meta:generator>LibreOffice/24.2.6.2$Linux_X86_64 LibreOffice_project/420$Build-2</meta:generator>
  </office:meta>
</office:document-meta>
</file>